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variant="normal" fo:text-transform="none" fo:color="#000000" style:text-line-through-style="none" style:font-name="Times New Roman" fo:font-size="14pt" fo:letter-spacing="normal" fo:font-style="normal" style:text-underline-style="none" fo:font-weight="normal" style:text-blinking="false" style:font-size-asian="14pt" style:font-size-complex="14pt"/>
    </style:style>
    <style:style style:name="T3" style:family="text">
      <style:text-properties fo:font-variant="normal" fo:text-transform="none" fo:color="#000000" style:text-line-through-style="none" style:font-name="Times New Roman" fo:letter-spacing="normal" fo:font-style="normal" style:text-underline-style="none" fo:font-weight="normal" style:text-blinking="fals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lausurinfo</text:h>
      <text:p text:style-name="Text_20_body"/>
      <text:h text:style-name="Heading_20_2" text:outline-level="2">Fristen: </text:h>
      <text:p text:style-name="Text_20_body"><text:span text:style-name="T1">Bei der Bewältigung der Klausuren ist eines essentiell: eine rechtzeitige Anmeldung für die Klausuren.</text:span></text:p>
      <text:p text:style-name="Text_20_body"><text:span text:style-name="T1">Der Anmeldezeitraum einer Klausur beginnt meist einige Monate vor der eigentlichen Klausur und endet ca. eine Woche davor. <text:line-break/>Es ist jedoch auch möglich, dass der Anmeldezeitraum knapper bemessen ist, deshalb empfiehlt ein frühzeitiger Blick ins Campus-Portal (</text:span><text:a xlink:type="simple" xlink:href="https://campus.verwaltung.uni-tuebingen.de/" text:style-name="Internet_20_link" text:visited-style-name="Visited_20_Internet_20_Link"><text:span text:style-name="T1">https://campus.verwaltung.uni-tuebingen.de/</text:span></text:a><text:span text:style-name="T1">). Dort findet ihr, nach dem Einloggen, unter Prüfungsverwaltung die Fristen für fast jedes Fach aufgelistet.</text:span></text:p>
      <text:p text:style-name="Text_20_body"><text:span text:style-name="T1">Bei Veranstaltungen, die dort nicht aufgeführt werden, solltet ihr euch an die Organisatoren der Vorlesung wenden.</text:span></text:p>
      <text:h text:style-name="Heading_20_2" text:outline-level="2">Anmeldung: </text:h>
      <text:p text:style-name="Text_20_body"><text:span text:style-name="T1">Entschließt ihr euch, euch für eine Klausur anzumelden, meldet ihr euch zunächst im Campus-Portal an. Dort klickt ihr auf „Prüfungsverwaltung“ und dann auf </text:span><text:span text:style-name="T2"><text:s/>„Prüfungsan – und – abmeldung“. Dort wählt ihr eure Veranstaltung aus und habt dann die Möglichkeit die Prüfungsanmeldung vorzunehmen.</text:span></text:p>
      <text:p text:style-name="P1"><text:span text:style-name="T3">Falls die Anmeldungsfrist schon abgelaufen ist, kann eine Mail an die Zuständigen <text:line-break/>manchmal noch zu einer Anmeldung führen.</text:span></text:p>
      <text:p text:style-name="P1"><text:span text:style-name="T3">In einigen wenigen Fällen reicht eine Anmeldung über Campus nicht aus und es muss noch eine weitere Anmeldung durchgeführt werden. Deswegen empfiehlt es sich grade die erste Vorlesung eines Kurses zu besuchen, da dort meist die organistorischen Rahmenbedingungen geklärt werden.</text:span></text:p>
      <text:h text:style-name="Heading_20_2" text:outline-level="2">Abmeldung:</text:h>
      <text:p text:style-name="P1">Solltet ihr euch dazu entscheiden eine Prüfung doch nicht mitzuschreiben, solltet ihr euch auf dem selben Wege wie bei der Anmeldung abmelden. <text:line-break/>Ansonsten wird die Klausur als Versuch gezählt.<text:line-break/>Beim Krankheitsfall kann durch die Vorlage des Attests die Anrechnung eines Versuches auf die Klausur verhindert werden.</text:p>
      <text:p text:style-name="P1"><text:span text:style-name="T3">Falls die Abmeldefrist schon abgelaufen ist, kann eine Mail an die Zuständigen <text:line-break/>manchmal noch zu einer Abmeldung führen.</text:span></text:p>
      <text:p text:style-name="Text_20_body"/>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his Welker</meta:initial-creator>
    <meta:creation-date>2018-02-03T18:36:25.55</meta:creation-date>
    <meta:document-statistic meta:table-count="0" meta:image-count="0" meta:object-count="0" meta:page-count="1" meta:paragraph-count="12" meta:word-count="250" meta:character-count="1792"/>
    <dc:date>2018-02-03T20:27:34.75</dc:date>
    <dc:creator>Mathis Welker</dc:creator>
    <meta:editing-duration>PT5M18S</meta:editing-duration>
    <meta:editing-cycles>1</meta:editing-cycles>
    <meta:generator>OpenOffice/4.1.0$Win32 OpenOffice.org_project/410m18$Build-9764</meta:generator>
  </office:meta>
</office:document-meta>
</file>